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4.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cm" fo:min-width="5.1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2.25cm" fo:min-width="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cm" fo:min-width="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1.75cm" fo:min-width="22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65cm" svg:height="6.5cm" svg:x="8.45cm" svg:y="10.7cm">
          <text:p text:style-name="P1"><text:span text:style-name="T1">Diário</text:span></text:p>
          <text:p text:style-name="P1"><text:span text:style-name="T1"/></text:p>
          <text:p text:style-name="P2"><text:span text:style-name="T2">→ </text:span><text:span text:style-name="T2">frequência</text:span></text:p>
          <text:p text:style-name="P2"><text:span text:style-name="T2">→ </text:span><text:span text:style-name="T2">notas</text:span></text:p>
          <text:p text:style-name="P2"><text:span text:style-name="T2">→ </text:span><text:span text:style-name="T2">conteúdos</text:span></text:p>
          <text:p text:style-name="P2"><text:span text:style-name="T2">→ </text:span><text:span text:style-name="T2">relatóri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7.1cm" svg:y="13.95cm">
          <text:p text:style-name="P3">Alunos (+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5.35cm" svg:y="12.55cm">
          <text:p text:style-name="P3">Turm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4.1cm" svg:y="11.15cm">
          <text:p text:style-name="P3">Ano Esc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2.85cm" svg:y="9.7cm">
          <text:p text:style-name="P3">Disciplin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1.35cm" svg:y="8.2cm">
          <text:p text:style-name="P3">Profes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.75cm" svg:x="10.35cm" svg:y="6.7cm">
          <text:p text:style-name="P1"><text:span text:style-name="T3">Esco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8.6cm" svg:y="5.2cm">
          <text:p text:style-name="P3">Distrit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3" xml:id="id1" draw:id="id1" draw:layer="layout" svg:width="3cm" svg:height="2cm" svg:x="13.35cm" svg:y="1.75cm">
          <text:p text:style-name="P3">Distrito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35cm" svg:y1="2.75cm" svg:x2="5.75cm" svg:y2="5.25cm" draw:start-shape="id1" draw:start-glue-point="3" draw:end-shape="id2" draw:end-glue-point="0" svg:d="M13350 2750h-7600v2500" svg:viewBox="0 0 7601 2501">
          <text:p/>
        </draw:connector>
        <draw:custom-shape draw:style-name="gr5" draw:text-style-name="P3" xml:id="id2" draw:id="id2" draw:layer="layout" svg:width="5cm" svg:height="2.75cm" svg:x="3.25cm" svg:y="5.25cm">
          <text:p text:style-name="P3">1</text:p>
          <text:p text:style-name="P3">id_distrito -&gt;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85cm" svg:y1="3.75cm" svg:x2="9.5cm" svg:y2="12.5cm" draw:start-shape="id1" draw:start-glue-point="2" draw:end-shape="id3" draw:end-glue-point="0" svg:d="M14850 3750v4375h-5350v4375" svg:viewBox="0 0 5351 8751">
          <text:p/>
        </draw:connector>
        <draw:connector draw:style-name="gr4" draw:text-style-name="P4" draw:layer="layout" svg:x1="14.85cm" svg:y1="3.75cm" svg:x2="19.75cm" svg:y2="10.25cm" draw:start-shape="id1" draw:end-shape="id4" draw:end-glue-point="0" svg:d="M14850 3750v3250h4900v3250" svg:viewBox="0 0 4901 6501">
          <text:p/>
        </draw:connector>
        <draw:connector draw:style-name="gr4" draw:text-style-name="P4" draw:layer="layout" svg:x1="16.35cm" svg:y1="2.75cm" svg:x2="25cm" svg:y2="6cm" draw:start-shape="id1" draw:start-glue-point="1" draw:end-shape="id5" draw:end-glue-point="0" svg:d="M16350 2750h8650v3250" svg:viewBox="0 0 8651 3251">
          <text:p/>
        </draw:connector>
        <draw:custom-shape draw:style-name="gr5" draw:text-style-name="P3" xml:id="id3" draw:id="id3" draw:layer="layout" svg:width="5cm" svg:height="2.75cm" svg:x="7cm" svg:y="12.5cm">
          <text:p text:style-name="P3">2</text:p>
          <text:p text:style-name="P3">id_distrito -&gt;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cm" svg:height="2.75cm" svg:x="17.25cm" svg:y="10.25cm">
          <text:p text:style-name="P3">3</text:p>
          <text:p text:style-name="P3">id_distrito -&gt;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cm" svg:height="2.75cm" svg:x="22.5cm" svg:y="6cm">
          <text:p text:style-name="P3">4</text:p>
          <text:p text:style-name="P3">id_distrito -&gt;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6" draw:text-style-name="P3" draw:layer="layout" svg:width="5.65cm" svg:height="2.75cm" svg:x="13.35cm" svg:y="1.75cm">
          <text:p text:style-name="P3">Escola</text:p>
          <text:p text:style-name="P5">id_escola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5cm" svg:height="12.5cm" svg:x="9.5cm" svg:y="5.25cm">
          <text:p text:style-name="P3"/>
          <text:p text:style-name="P3">-&gt; id_distrito<text:line-break/>nome_escola<text:line-break/>endereco_escola<text:line-break/><text:line-break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8" draw:text-style-name="P3" draw:layer="layout" svg:width="9.5cm" svg:height="3.25cm" svg:x="9.75cm" svg:y="1.75cm">
          <text:p text:style-name="P3">Funcionario</text:p>
          <text:p text:style-name="P3">id_funcionari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2.5cm" svg:height="12cm" svg:x="3.5cm" svg:y="6.5cm">
          <text:p text:style-name="P3">nome_funcionario</text:p>
          <text:p text:style-name="P3">cpf_funcionario</text:p>
          <text:p text:style-name="P3">escolas_professor [-&gt; id_escola]</text:p>
          <text:p text:style-name="P3">[matriculas:]</text:p>
          <text:p text:style-name="P3">funcao: [regente / dirigente / diretor / vice / orientador P / orientador E]</text:p>
          <text:p text:style-name="P3">[regente_disciplina:]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adrão">
        <draw:custom-shape draw:style-name="gr8" draw:text-style-name="P3" draw:layer="layout" svg:width="9.5cm" svg:height="3.25cm" svg:x="9.75cm" svg:y="1.75cm">
          <text:p text:style-name="P3">Aluno</text:p>
          <text:p text:style-name="P3">id_alun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2.5cm" svg:height="12cm" svg:x="3.5cm" svg:y="6.5cm">
          <text:p text:style-name="P3">nome_aluno</text:p>
          <text:p text:style-name="P3">cpf_aluno (opcional)</text:p>
          <text:p text:style-name="P3">matricula_aluno</text:p>
          <text:p text:style-name="P3">situacao_aluno_matricula [matriculado / abandono / transferido]</text:p>
          <text:p text:style-name="P3"/>
          <text:p text:style-name="P3">***frequencia_aluno***</text:p>
          <text:p text:style-name="P3"/>
          <text:p text:style-name="P3">escola_aluno [ -&gt; id_escola ]</text:p>
          <text:p text:style-name="P3">-&gt; id_ano_letivo</text:p>
          <text:p text:style-name="P3">-&gt; id_turma_disciplina</text:p>
          <text:p text:style-name="P3"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19:21:29.950000000</meta:creation-date>
    <dc:date>2023-01-03T12:28:29.656118739</dc:date>
    <meta:editing-duration>PT6H34M51S</meta:editing-duration>
    <meta:editing-cycles>4</meta:editing-cycles>
    <meta:generator>LibreOffice/7.3.7.2$Linux_X86_64 LibreOffice_project/30$Build-2</meta:generator>
    <meta:document-statistic meta:object-count="23"/>
  </office:meta>
</office:document-meta>
</file>